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712cm"/>
    </style:style>
    <style:style style:name="Таблица2.B" style:family="table-column">
      <style:table-column-properties style:column-width="4.882cm"/>
    </style:style>
    <style:style style:name="Таблица2.C" style:family="table-column">
      <style:table-column-properties style:column-width="5.4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e46db" officeooo:paragraph-rsid="00587fc0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4" style:family="paragraph" style:parent-style-name="Footer">
      <style:text-properties fo:font-size="12pt" fo:font-weight="bold" officeooo:rsid="001cc181" officeooo:paragraph-rsid="00587fc0" style:font-weight-asian="bold" style:font-weight-complex="bold"/>
    </style:style>
    <style:style style:name="P45" style:family="paragraph" style:parent-style-name="Footer">
      <style:text-properties officeooo:rsid="001cc181" officeooo:paragraph-rsid="0036b426"/>
    </style:style>
    <style:style style:name="P46" style:family="paragraph" style:parent-style-name="Footer">
      <style:text-properties officeooo:rsid="001e46db" officeooo:paragraph-rsid="0058c4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officeooo:rsid="0056a8e9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2">С 29 марта 2017г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span text:style-name="T13">генеральный</text:span> директор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Исполнитель: </text:span><text:span text:style-name="T3"><text:user-field-get text:name="pg_mgr_name">Имя Фамилия</text:user-field-get></text:span></text:p>
      <text:p text:style-name="P45"><text:span text:style-name="T3">Консультации по тел:</text:span> (812) 327-32-40, доб. <text:user-field-get text:name="pg_phone">200</text:user-field-get></text:p>
      <text:p text:style-name="P46"><text:span text:style-name="T3">E-mail: </text:span><text:s/><text:user-field-get text:name="pg_email">manager@kipspb.ru</text:user-field-get></text:p>
      <text:p text:style-name="P44"><text:user-field-get text:name="pg_mob_label">моб.т./WhatsApp/Viber: </text:user-field-get> <text:span text:style-name="T14"><text:user-field-get text:name="pg_mob_phone">+7(999)123-45-67</text:user-field-get>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4-18T11:05:18.356037762</dc:date>
    <meta:editing-duration>PT3H51M33S</meta:editing-duration>
    <meta:editing-cycles>55</meta:editing-cycles>
    <meta:generator>LibreOffice/5.0.6.2$Linux_X86_64 LibreOffice_project/00$Build-2</meta:generator>
    <meta:document-statistic meta:table-count="7" meta:image-count="0" meta:object-count="0" meta:page-count="3" meta:paragraph-count="49" meta:word-count="127" meta:character-count="947" meta:non-whitespace-character-count="861"/>
  </office:meta>
</office:document-meta>
</file>